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474b"/>
    </style:style>
    <style:style style:name="P2" style:family="paragraph" style:parent-style-name="Standard">
      <style:text-properties officeooo:rsid="001b0659" officeooo:paragraph-rsid="001b0659"/>
    </style:style>
    <style:style style:name="P3" style:family="paragraph" style:parent-style-name="Standard">
      <style:text-properties officeooo:rsid="001bfae1" officeooo:paragraph-rsid="001bfae1"/>
    </style:style>
    <style:style style:name="P4" style:family="paragraph" style:parent-style-name="Standard">
      <style:text-properties officeooo:rsid="001c8f88" officeooo:paragraph-rsid="001c8f88"/>
    </style:style>
    <style:style style:name="P5" style:family="paragraph" style:parent-style-name="Standard">
      <style:text-properties officeooo:rsid="0021a8a7" officeooo:paragraph-rsid="0021a8a7"/>
    </style:style>
    <style:style style:name="P6" style:family="paragraph" style:parent-style-name="Standard">
      <style:text-properties officeooo:rsid="0022e0b8" officeooo:paragraph-rsid="0022e0b8"/>
    </style:style>
    <style:style style:name="P7" style:family="paragraph" style:parent-style-name="Standard">
      <style:text-properties fo:font-style="normal" officeooo:rsid="001b0659" style:font-style-asian="normal" style:font-style-complex="normal"/>
    </style:style>
    <style:style style:name="P8" style:family="paragraph" style:parent-style-name="Standard">
      <style:text-properties fo:font-style="normal" officeooo:rsid="001b0659" officeooo:paragraph-rsid="001bfae1" style:font-style-asian="normal" style:font-style-complex="normal"/>
    </style:style>
    <style:style style:name="P9" style:family="paragraph" style:parent-style-name="Standard">
      <style:text-properties fo:font-style="normal" officeooo:rsid="001bfae1" officeooo:paragraph-rsid="001bfae1" style:font-style-asian="normal" style:font-style-complex="normal"/>
    </style:style>
    <style:style style:name="P10" style:family="paragraph" style:parent-style-name="Standard">
      <style:text-properties fo:font-style="normal" officeooo:rsid="001c322e" officeooo:paragraph-rsid="001bfae1" style:font-style-asian="normal" style:font-style-complex="normal"/>
    </style:style>
    <style:style style:name="P11" style:family="paragraph" style:parent-style-name="Standard">
      <style:text-properties fo:font-style="normal" officeooo:rsid="001c8f88" officeooo:paragraph-rsid="001c8f88" style:font-style-asian="normal" style:font-style-complex="normal"/>
    </style:style>
    <style:style style:name="P12" style:family="paragraph" style:parent-style-name="Standard">
      <style:text-properties fo:font-style="normal" officeooo:rsid="001de7c7" officeooo:paragraph-rsid="001c8f88" style:font-style-asian="normal" style:font-style-complex="normal"/>
    </style:style>
    <style:style style:name="P13" style:family="paragraph" style:parent-style-name="Standard">
      <style:text-properties fo:font-style="normal" officeooo:rsid="001fcd4c" officeooo:paragraph-rsid="001c8f88" style:font-style-asian="normal" style:font-style-complex="normal"/>
    </style:style>
    <style:style style:name="P14" style:family="paragraph" style:parent-style-name="Standard">
      <style:text-properties fo:font-style="normal" officeooo:rsid="0021a8a7" officeooo:paragraph-rsid="0021a8a7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b0659" style:font-style-asian="normal" style:font-style-complex="normal"/>
    </style:style>
    <style:style style:name="T4" style:family="text">
      <style:text-properties fo:font-style="normal" officeooo:rsid="001de7c7" style:font-style-asian="normal" style:font-style-complex="normal"/>
    </style:style>
    <style:style style:name="T5" style:family="text">
      <style:text-properties fo:font-style="normal" officeooo:rsid="001fcd4c" style:font-style-asian="normal" style:font-style-complex="normal"/>
    </style:style>
    <style:style style:name="T6" style:family="text">
      <style:text-properties fo:font-style="normal" officeooo:rsid="0022e0b8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cbe47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">1.9 </text:span><text:span text:style-name="T8">Adalab starter kid</text:span> (copiar contenido -.git node modules tb )</text:p>
      <text:p text:style-name="P1">-ir a la carpeta <text:span text:style-name="T1">proyecto</text:span></text:p>
      <text:p text:style-name="P1">-pegar dentro de la carpeta <text:span text:style-name="T1">proyecto </text:span></text:p>
      <text:p text:style-name="P1"><text:span text:style-name="T1">-</text:span><text:span text:style-name="T3"> npm install (terminal de code)</text:span></text:p>
      <text:p text:style-name="P7">_src en code ahi va todo index.html</text:p>
      <text:p text:style-name="P2"><text:span text:style-name="T3">a</text:span><text:span text:style-name="T2">ssets ahi va el css</text:span></text:p>
      <text:p text:style-name="P7"/>
      <text:p text:style-name="P8"/>
      <text:p text:style-name="P9">GULP NO AÑADIR NADA</text:p>
      <text:p text:style-name="P3"><text:span text:style-name="T3">p</text:span><text:span text:style-name="T2">oner la ruta del CSS como si estuviera en la de public </text:span></text:p>
      <text:p text:style-name="P10">dentro de assets va a estar mi main </text:p>
      <text:p text:style-name="P10"/>
      <text:p text:style-name="P11">GULP DOCS para que salga una web (antes de hacer PUSH)</text:p>
      <text:p text:style-name="P11"/>
      <text:p text:style-name="P11">para hacer GULP o GULP DOCS da igual donde estes en la terminal, solo lo pones </text:p>
      <text:p text:style-name="P11"/>
      <text:p text:style-name="P4"><text:span text:style-name="T2">_</text:span><text:span text:style-name="T4">SRC—assets meto las imagenes en la carpeta images</text:span></text:p>
      <text:p text:style-name="P12"><text:tab/>-templates meto mi index.html</text:p>
      <text:p text:style-name="P12"/>
      <text:p text:style-name="P4"><text:span text:style-name="T4">*</text:span><text:span text:style-name="T5">header 138 a cada lado para que en medio se queden los 904</text:span></text:p>
      <text:p text:style-name="P13"/>
      <text:p text:style-name="P14">en el index llamas al label pero con diferentes variales</text:p>
      <text:p text:style-name="P5"><text:span text:style-name="T2">-</text:span><text:span text:style-name="T7">lo que cambia en el parcial div class=@@backImage</text:span></text:p>
      <text:p text:style-name="P14"/>
      <text:p text:style-name="P14">en el index backImage=”img-team”</text:p>
      <text:p text:style-name="P14">en contact “img-contact”</text:p>
      <text:p text:style-name="P14"/>
      <text:p text:style-name="P14"/>
      <text:p text:style-name="P5"><text:span text:style-name="T2">-</text:span><text:span text:style-name="T6">Formulario</text:span></text:p>
      <text:p text:style-name="P6"><text:span text:style-name="T6">E</text:span><text:span text:style-name="T2">sconder label, positio absolute 1px x 1px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8:52:57.446098176</meta:creation-date>
    <dc:date>2018-11-20T00:39:07.294134307</dc:date>
    <meta:editing-duration>P1DT2H40M36S</meta:editing-duration>
    <meta:editing-cycles>7</meta:editing-cycles>
    <meta:generator>LibreOffice/6.0.6.2$Linux_X86_64 LibreOffice_project/00m0$Build-2</meta:generator>
    <meta:document-statistic meta:table-count="0" meta:image-count="0" meta:object-count="0" meta:page-count="1" meta:paragraph-count="20" meta:word-count="150" meta:character-count="812" meta:non-whitespace-character-count="677"/>
  </office:meta>
</office:document-meta>
</file>